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0000000CB5A8CA048DA9B20CC.png" manifest:media-type="image/png"/>
  <manifest:file-entry manifest:full-path="Pictures/10000201000000E1000000E1CB6BEA163E69323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Symbol" svg:font-family="OpenSymbol, 'Arial Unicode MS'" style:font-pitch="variable"/>
    <style:font-face style:name="Symbol" svg:font-family="Symbol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, 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Spranq eco sans" fo:font-size="8pt" style:font-size-asian="8pt" style:font-name-complex="Spranq eco sans" style:font-size-complex="8pt"/>
    </style:style>
    <style:style style:name="P2" style:family="paragraph" style:parent-style-name="Text_20_body">
      <style:paragraph-properties fo:margin-top="0cm" fo:margin-bottom="0cm" loext:contextual-spacing="false" style:line-height-at-least="0.353cm" fo:text-align="end" style:justify-single-word="false"/>
    </style:style>
    <style:style style:name="P3" style:family="paragraph" style:parent-style-name="Text_20_body">
      <style:paragraph-properties fo:margin-top="0cm" fo:margin-bottom="0cm" loext:contextual-spacing="false" style:line-height-at-least="0.353cm" fo:text-align="center" style:justify-single-word="false"/>
      <style:text-properties style:font-name="Spranq eco sans" fo:font-size="11pt" fo:font-weight="bold" style:font-name-asian="Arial" style:font-size-asian="11pt" style:font-weight-asian="bold" style:font-name-complex="Spranq eco sans" style:font-size-complex="11pt" style:language-complex="zxx" style:country-complex="none" style:font-weight-complex="bold"/>
    </style:style>
    <style:style style:name="P4" style:family="paragraph" style:parent-style-name="Text_20_body">
      <style:paragraph-properties fo:margin-top="0cm" fo:margin-bottom="0cm" loext:contextual-spacing="false" style:line-height-at-least="0.353cm" fo:text-align="end" style:justify-single-word="false"/>
      <style:text-properties style:font-name="Spranq eco sans" fo:font-size="11pt" style:font-name-asian="Arial" style:font-size-asian="11pt" style:font-name-complex="Spranq eco sans" style:font-size-complex="11pt" style:language-complex="zxx" style:country-complex="none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font-name="Spranq eco sans" fo:font-size="11pt" style:font-size-asian="11pt" style:font-name-complex="Spranq eco sans" style:font-size-complex="11pt" style:language-complex="zxx" style:country-complex="none"/>
    </style:style>
    <style:style style:name="P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Spranq eco sans" fo:font-size="11pt" style:font-size-asian="11pt" style:font-name-complex="Spranq eco sans" style:font-size-complex="11pt" style:language-complex="zxx" style:country-complex="none"/>
    </style:style>
    <style:style style:name="P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Spranq eco sans" fo:font-size="11pt" officeooo:rsid="000a2791" officeooo:paragraph-rsid="000a2791" style:font-size-asian="11pt" style:font-name-complex="Spranq eco sans" style:font-size-complex="11pt" style:language-complex="zxx" style:country-complex="none"/>
    </style:style>
    <style:style style:name="P8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Spranq eco sans" fo:font-size="11pt" officeooo:paragraph-rsid="000a2791" style:font-size-asian="11pt" style:font-name-complex="Spranq eco sans" style:font-size-complex="11pt"/>
    </style:style>
    <style:style style:name="P9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Spranq eco sans" fo:font-size="5pt" fo:font-weight="bold" style:font-size-asian="5pt" style:font-weight-asian="bold" style:font-name-complex="Spranq eco sans" style:font-size-complex="5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font-name="Helvetica" fo:font-size="12pt" style:font-size-asian="12pt" style:font-name-complex="Helvetica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Helvetica" fo:font-size="12pt" style:font-size-asian="12pt" style:font-name-complex="Helvetica" style:font-size-complex="12pt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Helvetica" fo:font-size="12pt" style:font-size-asian="12pt" style:font-name-complex="Helvetica" style:font-size-complex="12pt" style:language-complex="zxx" style:country-complex="none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Helvetica" fo:font-size="12pt" style:font-size-asian="12pt" style:font-name-complex="Helvetica" style:font-size-complex="12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Helvetica" fo:font-size="12pt" fo:font-weight="bold" style:font-size-asian="12pt" style:font-weight-asian="bold" style:font-name-complex="Helvetica" style:font-size-complex="12pt" style:language-complex="zxx" style:country-complex="none"/>
    </style:style>
    <style:style style:name="P15" style:family="paragraph" style:parent-style-name="Text_20_body">
      <style:paragraph-properties fo:margin-top="0cm" fo:margin-bottom="0cm" loext:contextual-spacing="false" style:line-height-at-least="0.176cm" fo:text-align="center" style:justify-single-word="false"/>
    </style:style>
    <style:style style:name="P16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Arial" fo:font-size="8pt" fo:language="pt" fo:country="BR" fo:font-weight="bold" style:font-size-asian="8pt" style:language-asian="pt" style:country-asian="BR" style:font-weight-asian="bold" style:font-name-complex="Arial" style:font-size-complex="8pt"/>
    </style:style>
    <style:style style:name="P17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18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fo:font-size="11pt" style:font-size-asian="11pt" style:font-name-complex="Spranq eco sans" style:font-size-complex="11pt"/>
    </style:style>
    <style:style style:name="P19" style:family="paragraph" style:parent-style-name="Text_20_body" style:master-page-name="Standard">
      <style:paragraph-properties fo:margin-top="0cm" fo:margin-bottom="0cm" loext:contextual-spacing="false" style:line-height-at-least="0.353cm" fo:text-align="center" style:justify-single-word="false" style:page-number="auto"/>
      <style:text-properties style:font-name="Spranq eco sans" fo:font-size="11pt" fo:font-weight="bold" style:font-name-asian="Arial" style:font-size-asian="11pt" style:font-weight-asian="bold" style:font-name-complex="Spranq eco sans" style:font-size-complex="11pt" style:language-complex="zxx" style:country-complex="none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353cm" fo:text-align="justify" style:justify-single-word="false" fo:text-indent="2.499cm" style:auto-text-indent="false"/>
      <style:text-properties style:font-name="Spranq eco sans" fo:font-size="11pt" style:font-name-asian="Arial" style:font-size-asian="11pt" style:font-name-complex="Spranq eco sans" style:font-size-complex="11pt" style:language-complex="zxx" style:country-complex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353cm" fo:text-align="justify" style:justify-single-word="false" fo:text-indent="2.499cm" style:auto-text-indent="false"/>
      <style:text-properties style:font-name="Spranq eco sans" fo:font-size="11pt" style:font-name-asian="Arial" style:font-size-asian="11pt" style:font-name-complex="Spranq eco sans" style:font-size-complex="11pt" style:language-complex="zxx" style:country-complex="none" style:font-style-complex="italic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2.501cm" style:auto-text-indent="false"/>
    </style:style>
    <style:style style:name="P23" style:family="paragraph" style:parent-style-name="Text_20_body">
      <style:paragraph-properties fo:margin-top="0.423cm" fo:margin-bottom="0cm" loext:contextual-spacing="false" fo:line-height="150%" fo:text-align="justify" style:justify-single-word="false"/>
      <style:text-properties fo:color="#000000" style:font-name="Helvetica" fo:font-size="12pt" style:font-size-asian="12pt" style:font-name-complex="Helvetica" style:font-size-complex="12pt"/>
    </style:style>
    <style:style style:name="P24" style:family="paragraph" style:parent-style-name="Text_20_body">
      <style:paragraph-properties fo:margin-top="0.423cm" fo:margin-bottom="0cm" loext:contextual-spacing="false" fo:line-height="150%" fo:text-align="justify" style:justify-single-word="false"/>
      <style:text-properties style:font-name="Spranq eco sans" fo:font-size="11pt" style:font-size-asian="11pt" style:font-name-complex="Spranq eco sans" style:font-size-complex="11pt" style:language-complex="zxx" style:country-complex="none"/>
    </style:style>
    <style:style style:name="P25" style:family="paragraph" style:parent-style-name="Text_20_body">
      <style:paragraph-properties fo:margin-top="0.423cm" fo:margin-bottom="0cm" loext:contextual-spacing="false" fo:line-height="150%" fo:text-align="center" style:justify-single-word="false"/>
      <style:text-properties style:font-name="Spranq eco sans" fo:font-size="11pt" style:font-size-asian="11pt" style:font-name-complex="Spranq eco sans" style:font-size-complex="11pt" style:language-complex="zxx" style:country-complex="none"/>
    </style:style>
    <style:style style:name="P26" style:family="paragraph" style:parent-style-name="Text_20_body">
      <style:paragraph-properties fo:margin-top="0.423cm" fo:margin-bottom="0cm" loext:contextual-spacing="false" fo:line-height="150%" fo:text-align="justify" style:justify-single-word="false"/>
      <style:text-properties style:font-name="Spranq eco sans" fo:font-size="11pt" fo:font-weight="bold" style:font-size-asian="11pt" style:font-weight-asian="bold" style:font-name-complex="Spranq eco sans" style:font-size-complex="11pt" style:language-complex="zxx" style:country-complex="none"/>
    </style:style>
    <style:style style:name="P27" style:family="paragraph" style:parent-style-name="Text_20_body">
      <style:paragraph-properties fo:margin-top="0.423cm" fo:margin-bottom="0cm" loext:contextual-spacing="false" fo:line-height="150%" fo:text-align="center" style:justify-single-word="false"/>
      <style:text-properties style:font-name="Spranq eco sans" fo:font-size="11pt" fo:font-weight="bold" style:font-size-asian="11pt" style:font-weight-asian="bold" style:font-name-complex="Spranq eco sans" style:font-size-complex="11pt" style:language-complex="zxx" style:country-complex="none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Footer">
      <style:text-properties style:font-name="Liberation Serif1" fo:font-size="5pt" style:font-name-asian="Ecofont Vera Sans" style:font-size-asian="5pt" style:font-name-complex="Liberation Serif1" style:font-size-complex="5pt"/>
    </style:style>
    <style:style style:name="P30" style:family="paragraph" style:parent-style-name="Footer">
      <style:text-properties style:font-name="Liberation Serif1" fo:language="pt" fo:country="BR" style:font-name-asian="Ecofont Vera Sans" style:language-asian="pt" style:country-asian="BR" style:font-name-complex="Liberation Serif1"/>
    </style:style>
    <style:style style:name="P31" style:family="paragraph" style:parent-style-name="Footer">
      <style:paragraph-properties fo:text-align="end" style:justify-single-word="false"/>
      <style:text-properties style:font-name="Spranq eco sans" fo:font-size="8pt" style:font-size-asian="8pt" style:font-name-complex="Spranq eco sans" style:font-size-complex="8pt"/>
    </style:style>
    <style:style style:name="P32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style:font-name-complex="Arial"/>
    </style:style>
    <style:style style:name="T1" style:family="text">
      <style:text-properties fo:font-size="11pt" style:font-size-asian="11pt" style:font-name-complex="Times New Roman" style:font-size-complex="11pt" style:language-complex="zxx" style:country-complex="none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a2791" style:language-complex="zxx" style:country-complex="none"/>
    </style:style>
    <style:style style:name="T4" style:family="text">
      <style:text-properties style:font-name="Spranq eco sans" fo:font-size="11pt" fo:font-weight="bold" style:font-name-asian="Arial" style:font-size-asian="11pt" style:font-weight-asian="bold" style:font-name-complex="Spranq eco sans" style:font-size-complex="11pt" style:language-complex="zxx" style:country-complex="none" style:font-weight-complex="bold"/>
    </style:style>
    <style:style style:name="T5" style:family="text">
      <style:text-properties style:font-name="Spranq eco sans" fo:font-size="11pt" fo:font-weight="bold" style:font-size-asian="11pt" style:font-weight-asian="bold" style:font-name-complex="Spranq eco sans" style:font-size-complex="11pt" style:language-complex="zxx" style:country-complex="none"/>
    </style:style>
    <style:style style:name="T6" style:family="text">
      <style:text-properties style:font-name="Spranq eco sans" fo:font-size="11pt" fo:font-weight="bold" style:font-size-asian="11pt" style:font-weight-asian="bold" style:font-name-complex="Spranq eco sans" style:font-size-complex="11pt" style:font-weight-complex="bold"/>
    </style:style>
    <style:style style:name="T7" style:family="text">
      <style:text-properties style:font-name="Spranq eco sans" fo:font-size="11pt" fo:font-weight="bold" style:font-name-asian="Spranq eco sans" style:font-size-asian="11pt" style:font-weight-asian="bold" style:font-name-complex="Spranq eco sans" style:font-size-complex="11pt" style:font-weight-complex="bold"/>
    </style:style>
    <style:style style:name="T8" style:family="text">
      <style:text-properties style:font-name="Spranq eco sans" fo:font-size="11pt" style:font-name-asian="Arial" style:font-size-asian="11pt" style:font-name-complex="Spranq eco sans" style:font-size-complex="11pt" style:language-complex="zxx" style:country-complex="none"/>
    </style:style>
    <style:style style:name="T9" style:family="text">
      <style:text-properties style:font-name="Spranq eco sans" fo:font-size="11pt" style:font-name-asian="Arial" style:font-size-asian="11pt" style:font-name-complex="Spranq eco sans" style:font-size-complex="11pt" style:language-complex="zxx" style:country-complex="none" style:font-weight-complex="bold"/>
    </style:style>
    <style:style style:name="T10" style:family="text">
      <style:text-properties style:font-name="Spranq eco sans" fo:font-size="11pt" style:font-size-asian="11pt" style:font-name-complex="Spranq eco sans" style:font-size-complex="11pt"/>
    </style:style>
    <style:style style:name="T11" style:family="text">
      <style:text-properties style:font-name="Spranq eco sans" fo:font-size="11pt" style:font-size-asian="11pt" style:font-name-complex="Spranq eco sans" style:font-size-complex="11pt" style:language-complex="zxx" style:country-complex="none"/>
    </style:style>
    <style:style style:name="T12" style:family="text">
      <style:text-properties style:font-name="Spranq eco sans" fo:font-size="11pt" style:font-size-asian="11pt" style:font-name-complex="Spranq eco sans" style:font-size-complex="11pt" style:language-complex="zxx" style:country-complex="none" style:font-style-complex="italic"/>
    </style:style>
    <style:style style:name="T13" style:family="text">
      <style:text-properties style:font-name="Spranq eco sans" fo:font-size="11pt" style:font-name-asian="Spranq eco sans" style:font-size-asian="11pt" style:font-name-complex="Spranq eco sans" style:font-size-complex="11pt"/>
    </style:style>
    <style:style style:name="T14" style:family="text">
      <style:text-properties style:font-name="Spranq eco sans" fo:font-size="11pt" fo:font-style="italic" style:font-size-asian="11pt" style:font-style-asian="italic" style:font-name-complex="Spranq eco sans" style:font-size-complex="11pt" style:font-style-complex="italic"/>
    </style:style>
    <style:style style:name="T15" style:family="text">
      <style:text-properties style:font-name="Spranq eco sans" fo:font-size="8pt" style:font-size-asian="8pt" style:font-name-complex="Spranq eco sans" style:font-size-complex="8pt"/>
    </style:style>
    <style:style style:name="T16" style:family="text">
      <style:text-properties style:font-name="Spranq eco sans" fo:font-size="5pt" fo:font-weight="bold" style:font-size-asian="5pt" style:font-weight-asian="bold" style:font-name-complex="Spranq eco sans" style:font-size-complex="5pt" style:font-weight-complex="bold"/>
    </style:style>
    <style:style style:name="T17" style:family="text">
      <style:text-properties style:font-name-complex="Spranq eco sans"/>
    </style:style>
    <style:style style:name="T18" style:family="text">
      <style:text-properties style:text-position="super 58%" style:font-name="Spranq eco sans" fo:font-size="11pt" fo:font-weight="bold" style:font-name-asian="Arial" style:font-size-asian="11pt" style:font-weight-asian="bold" style:font-name-complex="Spranq eco sans" style:font-size-complex="11pt" style:language-complex="zxx" style:country-complex="none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style:font-name="Helvetica" fo:font-size="12pt" style:font-size-asian="12pt" style:font-name-complex="Helvetica" style:font-size-complex="12pt"/>
    </style:style>
    <style:style style:name="T21" style:family="text">
      <style:text-properties officeooo:rsid="000a279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ATA DE DEFESA DE TRABALHO DE CONCLUSÃO DE CURSO</text:p>
      <text:p text:style-name="P3"/>
      <text:p text:style-name="P2"><text:span text:style-name="T4">Ata N</text:span><text:span text:style-name="T18">o</text:span><text:span text:style-name="T9">_____/_________</text:span></text:p>
      <text:p text:style-name="P4"/>
      <text:p text:style-name="P2"><text:span text:style-name="T4">Portaria N</text:span><text:span text:style-name="T18">o</text:span><text:span text:style-name="T9">_____/_________</text:span></text:p>
      <text:p text:style-name="P20"/>
      <text:p text:style-name="P21"/>
      <text:p text:style-name="P22"><text:span text:style-name="T11">Ao(s) _____________________________ dias do mês de ____________________ do ano de ___________________________________, às __________________________ horas, nas dependências Instituto Federal Catarinense – Campus Blumenau, realizou-se a Defesa de Trabalho de Conclusão de Curso (TCC), do(a) acadêmico(a) ____________________________________________________________, do Curso Superior de Tecnologia em Análise e Desenvolvimento de Sistemas, intitulado </text:span><text:span text:style-name="T1">“</text:span><text:span text:style-name="T11">_____________________________________________________________________________</text:span><text:span text:style-name="T1">”</text:span><text:span text:style-name="T11">.</text:span></text:p>
      <text:p text:style-name="P6">Constituíram a Banca Examinadora os professores: __________________________________________________________________ (orientador(a)) <text:span text:style-name="T21">e</text:span> ________________________________________________________________ <text:s/>(examinador(a)).</text:p>
      <text:p text:style-name="P6">Após a apresentação do acadêmico e arguições da Banca Examinadora, os membros deliberaram pela:</text:p>
      <text:p text:style-name="P7">( <text:s text:c="4"/>)<text:tab/>Aprovação do acadêmico no TCC.</text:p>
      <text:p text:style-name="P7">( <text:s text:c="4"/>)<text:tab/>Reprovação do acadêmico no TCC.</text:p>
      <text:p text:style-name="P8"><text:span text:style-name="T3">( <text:s text:c="4"/>)<text:tab/>Imposição de restrições para a aprovação do acadêmico no TCC.</text:span></text:p>
      <text:p text:style-name="P8"><text:span text:style-name="T3"/></text:p>
      <text:p text:style-name="P6">Justificativa do parecer:</text:p>
      <text:p text:style-name="P11">________________________________________________________________________</text:p>
      <text:p text:style-name="P11">________________________________________________________________________</text:p>
      <text:p text:style-name="P11">________________________________________________________________________</text:p>
      <text:p text:style-name="P11">________________________________________________________________________</text:p>
      <text:p text:style-name="P11">________________________________________________________________________</text:p>
      <text:p text:style-name="P23"><text:soft-page-break/></text:p>
      <text:p text:style-name="P24">Eu, _____________________________________________________, professor(a) orientador(a), lavrei a presente ata que segue assinada por mim e pelos demais membros da Banca Examinadora.</text:p>
      <text:p text:style-name="P24"/>
      <text:p text:style-name="P26">Banca Examinadora:</text:p>
      <text:p text:style-name="P26"/>
      <text:p text:style-name="P5">Professor(a) Orientador(a): ______________________________________________________</text:p>
      <text:p text:style-name="P10"/>
      <text:p text:style-name="P5">Professor(a): __________________________________________________________________</text:p>
      <text:p text:style-name="P5"/>
      <text:p text:style-name="P5"/>
      <text:p text:style-name="P12"/>
      <text:p text:style-name="P13"/>
      <text:p text:style-name="P24">Acadêmico: ____________________________________________________________________</text:p>
      <text:p text:style-name="P24"/>
      <text:p text:style-name="P25">Blumenau, __________ de ___________________________ de ________.</text:p>
      <text:p text:style-name="P2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Symbol" svg:font-family="OpenSymbol, 'Arial Unicode MS'" style:font-pitch="variable"/>
    <style:font-face style:name="Symbol" svg:font-family="Symbol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, 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Heading_20_1" style:display-name="Heading 1" style:family="paragraph" style:parent-style-name="Título7" style:next-style-name="Text_20_body" style:default-outline-level="1" style:class="text">
      <style:paragraph-properties fo:margin-top="0.423cm" fo:margin-bottom="0.212cm" loext:contextual-spacing="false"/>
    </style:style>
    <style:style style:name="Heading_20_2" style:display-name="Heading 2" style:family="paragraph" style:parent-style-name="Título7" style:next-style-name="Text_20_body" style:default-outline-level="2" style:class="text">
      <style:paragraph-properties fo:margin-top="0.353cm" fo:margin-bottom="0.212cm" loext:contextual-spacing="false"/>
    </style:style>
    <style:style style:name="Heading_20_3" style:display-name="Heading 3" style:family="paragraph" style:parent-style-name="Título7" style:next-style-name="Text_20_body" style:default-outline-level="3" style:class="text">
      <style:paragraph-properties fo:margin-top="0.247cm" fo:margin-bottom="0.212cm" loext:contextual-spacing="false"/>
    </style:style>
    <style:style style:name="Heading_20__28_user_29_" style:display-name="Heading (user)" style:family="paragraph" style:parent-style-name="Título7" style:next-style-name="Text_20_body">
      <style:paragraph-properties fo:text-align="center" style:justify-single-word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5" style:family="paragraph" style:parent-style-name="Standard">
      <style:paragraph-properties fo:margin-top="0.212cm" fo:margin-bottom="0.212cm" loext:contextual-spacing="false" text:number-lines="false" text:line-number="0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4" style:family="paragraph" style:parent-style-name="Standard">
      <style:paragraph-properties fo:margin-top="0.212cm" fo:margin-bottom="0.212cm" loext:contextual-spacing="false" text:number-lines="false" text:line-number="0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/>
    <style:style style:name="Conteúdo_20_de_20_quadro" style:display-name="Conteúdo de quadro" style:family="paragraph" style:parent-style-name="Text_20_body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Fonte_20_parág._20_padrão6" style:display-name="Fonte parág. padrão6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5" style:display-name="Fonte parág. padrão5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3z0" style:family="text">
      <style:text-properties style:font-name="Symbol" fo:font-family="Symbol" style:font-pitch="variable" style:font-name-complex="OpenSymbol" style:font-family-complex="OpenSymbol, 'Arial Unicode MS'" style:font-pitch-complex="variable"/>
    </style:style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Fonte_20_parág._20_padrão4" style:display-name="Fonte parág. padrão4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Fonte_20_parág._20_padrão3" style:display-name="Fonte parág. padrão3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Fonte_20_parág._20_padrão2" style:display-name="Fonte parág. padrão2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Fonte_20_parág._20_padrão1" style:display-name="Fonte parág. padrão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Bullet_20_Symbols" style:display-name="Bullet Symbols" style:family="text"/>
    <style:style style:name="Internet_20_link" style:display-name="Internet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Rodapé_20_Char" style:display-name="Rodapé Char" style:family="text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Texto_20_de_20_balão_20_Char" style:display-name="Texto de balão Char" style:family="text" style:parent-style-name="Fonte_20_parág._20_padrão5"/>
    <style:style style:name="Cabeçalho_20_Char" style:display-name="Cabeçalho Char" style:family="text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7.249cm" fo:margin-left="-0.191cm" table:align="left" style:writing-mode="lr-tb"/>
    </style:style>
    <style:style style:name="Tabela2.A" style:family="table-column">
      <style:table-column-properties style:column-width="8.624cm"/>
    </style:style>
    <style:style style:name="Tabela2.B" style:family="table-column">
      <style:table-column-properties style:column-width="8.62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Arial" fo:font-size="8pt" fo:language="pt" fo:country="BR" fo:font-weight="bold" style:font-size-asian="8pt" style:language-asian="pt" style:country-asian="BR" style:font-weight-asian="bold" style:font-name-complex="Arial" style:font-size-complex="8pt"/>
    </style:style>
    <style:style style:name="MP2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Spranq eco sans" fo:font-size="5pt" fo:font-weight="bold" style:font-size-asian="5pt" style:font-weight-asian="bold" style:font-name-complex="Spranq eco sans" style:font-size-complex="5pt" style:font-weight-complex="bold"/>
    </style:style>
    <style:style style:name="MP3" style:family="paragraph" style:parent-style-name="Text_20_body">
      <style:paragraph-properties fo:margin-top="0cm" fo:margin-bottom="0cm" loext:contextual-spacing="false" style:line-height-at-least="0.176cm" fo:text-align="center" style:justify-single-word="false"/>
    </style:style>
    <style:style style:name="MP4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MP5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fo:font-size="11pt" style:font-size-asian="11pt" style:font-name-complex="Spranq eco sans" style:font-size-complex="11pt"/>
    </style:style>
    <style:style style:name="MP6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style:font-name-complex="Arial"/>
    </style:style>
    <style:style style:name="MP7" style:family="paragraph" style:parent-style-name="Footer">
      <style:text-properties style:font-name="Liberation Serif1" fo:font-size="5pt" style:font-name-asian="Ecofont Vera Sans" style:font-size-asian="5pt" style:font-name-complex="Liberation Serif1" style:font-size-complex="5pt"/>
    </style:style>
    <style:style style:name="MP8" style:family="paragraph" style:parent-style-name="Footer">
      <style:text-properties style:font-name="Liberation Serif1" fo:language="pt" fo:country="BR" style:font-name-asian="Ecofont Vera Sans" style:language-asian="pt" style:country-asian="BR" style:font-name-complex="Liberation Serif1"/>
    </style:style>
    <style:style style:name="MP9" style:family="paragraph" style:parent-style-name="Footer">
      <style:paragraph-properties fo:text-align="end" style:justify-single-word="false"/>
      <style:text-properties style:font-name="Spranq eco sans" fo:font-size="8pt" style:font-size-asian="8pt" style:font-name-complex="Spranq eco sans" style:font-size-complex="8pt"/>
    </style:style>
    <style:style style:name="MP10" style:family="paragraph" style:parent-style-name="Standard">
      <style:paragraph-properties fo:text-align="end" style:justify-single-word="false"/>
      <style:text-properties style:font-name="Spranq eco sans" fo:font-size="8pt" style:font-size-asian="8pt" style:font-name-complex="Spranq eco sans" style:font-size-complex="8pt"/>
    </style:style>
    <style:style style:name="MP11" style:family="paragraph" style:parent-style-name="Footer">
      <style:paragraph-properties fo:text-align="center" style:justify-single-word="false"/>
    </style:style>
    <style:style style:name="MT1" style:family="text">
      <style:text-properties style:font-name="Spranq eco sans" fo:font-size="11pt" fo:font-weight="bold" style:font-size-asian="11pt" style:font-weight-asian="bold" style:font-name-complex="Spranq eco sans" style:font-size-complex="11pt" style:font-weight-complex="bold"/>
    </style:style>
    <style:style style:name="MT2" style:family="text">
      <style:text-properties style:font-name="Spranq eco sans" fo:font-size="11pt" fo:font-weight="bold" style:font-name-asian="Spranq eco sans" style:font-size-asian="11pt" style:font-weight-asian="bold" style:font-name-complex="Spranq eco sans" style:font-size-complex="11pt" style:font-weight-complex="bold"/>
    </style:style>
    <style:style style:name="MT3" style:family="text">
      <style:text-properties style:font-name="Spranq eco sans" fo:font-size="11pt" style:font-size-asian="11pt" style:font-name-complex="Spranq eco sans" style:font-size-complex="11pt"/>
    </style:style>
    <style:style style:name="MT4" style:family="text">
      <style:text-properties style:font-name="Spranq eco sans" fo:font-size="11pt" style:font-name-asian="Spranq eco sans" style:font-size-asian="11pt" style:font-name-complex="Spranq eco sans" style:font-size-complex="11pt"/>
    </style:style>
    <style:style style:name="MT5" style:family="text">
      <style:text-properties style:font-name="Spranq eco sans" fo:font-size="11pt" fo:font-style="italic" style:font-size-asian="11pt" style:font-style-asian="italic" style:font-name-complex="Spranq eco sans" style:font-size-complex="11pt" style:font-style-complex="italic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9cm" style:num-format="1" style:print-orientation="portrait" fo:margin-top="1.3cm" fo:margin-bottom="1.499cm" fo:margin-left="2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02cm" fo:margin-bottom="3.921cm" style:dynamic-spacing="true"/>
      </style:header-style>
      <style:footer-style>
        <style:header-footer-properties fo:min-height="1.353cm" fo:margin-top="1.25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as-char" svg:width="1.919cm" svg:height="1.919cm" draw:z-index="3"><draw:image xlink:href="Pictures/10000201000000E1000000E1CB6BEA163E693230.png" xlink:type="simple" xlink:show="embed" xlink:actuate="onLoad"/></draw:frame></text:p>
        <text:p text:style-name="MP2"/>
        <text:p text:style-name="MP3"><text:span text:style-name="MT1">MINISTÉRIO</text:span><text:span text:style-name="MT2"> </text:span><text:span text:style-name="MT1">DA</text:span><text:span text:style-name="MT2"> </text:span><text:span text:style-name="MT1">EDUCAÇÃO</text:span></text:p>
        <text:p text:style-name="MP3"><text:span text:style-name="MT3">Secretaria</text:span><text:span text:style-name="MT4"> </text:span><text:span text:style-name="MT3">de</text:span><text:span text:style-name="MT4"> </text:span><text:span text:style-name="MT3">Educação</text:span><text:span text:style-name="MT4"> </text:span><text:span text:style-name="MT3">Profissional</text:span><text:span text:style-name="MT4"> </text:span><text:span text:style-name="MT3">e</text:span><text:span text:style-name="MT4"> </text:span><text:span text:style-name="MT3">Tecnológica</text:span></text:p>
        <text:p text:style-name="MP4"><text:span text:style-name="MT3">Instituto</text:span><text:span text:style-name="MT4"> </text:span><text:span text:style-name="MT3">Federal</text:span><text:span text:style-name="MT4"> de Educação, Ciência e Tecnologia </text:span><text:span text:style-name="MT3">Catarinense – </text:span><text:span text:style-name="MT5">Campus</text:span><text:span text:style-name="MT4"> </text:span><text:span text:style-name="MT3">Blumenau</text:span></text:p>
        <text:p text:style-name="MP5">Curso Superior de Tecnologia em Análise e Desenvolvimento de Sistemas</text:p>
      </style:header>
      <style:footer>
        <text:p text:style-name="MP6"/>
        <text:p text:style-name="MP7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8"><draw:frame draw:style-name="Mfr1" draw:name="Figura1" text:anchor-type="as-char" svg:width="4.777cm" svg:height="1.323cm" draw:z-index="1"><draw:image xlink:href="Pictures/10000201000002E0000000CB5A8CA048DA9B20CC.png" xlink:type="simple" xlink:show="embed" xlink:actuate="onLoad"/></draw:frame></text:p>
            </table:table-cell>
            <table:table-cell table:style-name="Tabela2.A1" office:value-type="string">
              <text:p text:style-name="MP9">Rua Bernardino José de Oliveira, n° 81 – Badenfurt</text:p>
              <text:p text:style-name="MP10">CEP: 89070-270 – Blumenau / SC</text:p>
              <text:p text:style-name="MP10">Fone: (47) 3702-1700</text:p>
              <text:p text:style-name="MP9">www.blumenau.ifc.edu.br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</dc:title>
    <meta:initial-creator>Kleber</meta:initial-creator>
    <meta:creation-date>2015-05-27T18:00:00</meta:creation-date>
    <dc:date>2018-10-05T20:05:54.402436219</dc:date>
    <meta:print-date>2016-04-11T11:46:00</meta:print-date>
    <meta:editing-cycles>29</meta:editing-cycles>
    <meta:editing-duration>PT1H12M20S</meta:editing-duration>
    <meta:generator>LibreOffice/5.1.6.2$Linux_X86_64 LibreOffice_project/10m0$Build-2</meta:generator>
    <meta:document-statistic meta:table-count="1" meta:image-count="2" meta:object-count="0" meta:page-count="2" meta:paragraph-count="31" meta:word-count="200" meta:character-count="2313" meta:non-whitespace-character-count="2125"/>
  </office:meta>
</office:document-meta>
</file>